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c2" officeooo:paragraph-rsid="001622c2"/>
    </style:style>
    <style:style style:name="P2" style:family="paragraph" style:parent-style-name="Standard">
      <style:text-properties officeooo:rsid="00177842" officeooo:paragraph-rsid="00177842"/>
    </style:style>
    <style:style style:name="P3" style:family="paragraph" style:parent-style-name="Standard">
      <style:text-properties fo:font-weight="bold" officeooo:rsid="00177842" officeooo:paragraph-rsid="00177842" style:font-weight-asian="bold" style:font-weight-complex="bold"/>
    </style:style>
    <style:style style:name="P4" style:family="paragraph" style:parent-style-name="Standard">
      <style:text-properties officeooo:rsid="00181805" officeooo:paragraph-rsid="00181805"/>
    </style:style>
    <style:style style:name="T1" style:family="text">
      <style:text-properties officeooo:rsid="0016957e"/>
    </style:style>
    <style:style style:name="T2" style:family="text">
      <style:text-properties officeooo:rsid="00181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</text:p>
      <text:p text:style-name="P1">With the advancements in the facilities to produce radioactive beams at relativistic energies, such as <text:s/>FAIR , on the campus at GSI.</text:p>
      <text:p text:style-name="P1">It will provide relativistic radioactive beams of exotic nuclei far from stability <text:s/>up to 1AGeV. The herefore dedicated R3B Setup gives access to physics in inverse kinematics <text:s/>with full kinematics. As high resolution particle spectroscopy it is a unique tool to unveil the strucure of nuclei and its reaction dynamics. </text:p>
      <text:p text:style-name="P1">One of the key detector of the R3B Setup is the <text:span text:style-name="T1">CALIFA calorimeter (Calorimeter for the in flight detection of gamma rays and light charged particles). With its more than 2500 CsI scintillator crystals hermetically enclosing the target area it is a highly segmented calorimeter allowing to measure down to 100 keV gammas and up to several hundret AmeV light charge particles, like protons and deuterons simultaneously. </text:span></text:p>
      <text:p text:style-name="P2">This has not only motivated an extensive research and and design campaign to optimize the geometric design, minimize scattering and losses due to the holding structure, and a flawless and dead-time free data-aquisition, but also a careful integration within the dedicated R3BRoot Framework was <text:s/>done*, for offline-analysis, processing from a raw data level to the cal data level and in the final step to the cluster level which finally recombines hits to clusters <text:span text:style-name="T2">for the final reconstruction of the deposited energy.</text:span></text:p>
      <text:p text:style-name="P4">This study presents the results of applying machine learning-based graph networks to enhance the energy reconstruction of gamma rays in CALIFA using simulated Geant4 data using standard r3b clustering, agglomerative scipy model and in addition a generic NN architecture.</text:p>
      <text:p text:style-name="P4">In section balbal and section blabla..</text:p>
      <text:p text:style-name="P4"/>
      <text:p text:style-name="P4"/>
      <text:p text:style-name="P4">*important to mention that we did lot of Geant4 sim to understand and replicate the CALIFA d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9:22:32.921219512</meta:creation-date>
    <dc:date>2025-03-27T20:02:52.808650453</dc:date>
    <meta:editing-duration>PT8M38S</meta:editing-duration>
    <meta:editing-cycles>1</meta:editing-cycles>
    <meta:document-statistic meta:table-count="0" meta:image-count="0" meta:object-count="0" meta:page-count="1" meta:paragraph-count="8" meta:word-count="283" meta:character-count="1803" meta:non-whitespace-character-count="1522"/>
    <meta:generator>LibreOffice/7.3.7.2$Linux_X86_64 LibreOffice_project/30$Build-2</meta:generator>
  </office:meta>
</office:document-meta>
</file>